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1dd44" officeooo:paragraph-rsid="0011dd44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aa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aa" officeooo:rsid="0011dd44" officeooo:paragraph-rsid="0011dd44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aa" officeooo:paragraph-rsid="0011dd44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00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aa0000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aa0000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t creator 에서 뜨는 에</text:p>
      <text:p text:style-name="P2"/>
      <text:p text:style-name="P2"/>
      <text:p text:style-name="P2">11:49:41: Running steps for project display...</text:p>
      <text:p text:style-name="P2">11:49:41: Configuration unchanged, skipping qmake step.</text:p>
      <text:p text:style-name="P2">11:49:41: Starting: "/usr/bin/make" </text:p>
      <text:p text:style-name="P5">/home/jeon/ti-processor-sdk-linux-am57xx-evm-03.02.00.05/linux-devkit/sysroots/x86_64-arago-linux/usr/bin/qt5/qmake -spec linux-oe-g++ CONFIG+=debug CONFIG+=qml_debug -o Makefile ../display/display.pro</text:p>
      <text:p text:style-name="P6">sh: 1: Syntax error: "(" unexpected</text:p>
      <text:p text:style-name="P5">arm-linux-gnueabihf-g++ --sysroot=/home/jeon/ti-processor-sdk-linux-am57xx-evm-03.02.00.05/linux-devkit/sysroots/armv7ahf-neon-linux-gnueabi -o display main.o mainwindow.o moc_mainwindow.o /usr/local/lib -L/hom러e/jeon/ti-processor-sdk-linux-am57xx-evm-03.02.00.05/linux-devkit/sysroots/armv7ahf-neon-linux-gnueabi/usr/lib -lQt5Widgets -lQt5Gui -lQt5Core -lGLESv2 -lpthread </text:p>
      <text:p text:style-name="P6">/usr/local/lib: file not recognized: Is a directory</text:p>
      <text:p text:style-name="P5">Makefile:190: recipe for target 'display' failed</text:p>
      <text:p text:style-name="P6">collect2: error: ld returned 1 exit status</text:p>
      <text:p text:style-name="P6">make: *** [display] Error 1</text:p>
      <text:p text:style-name="P7">11:49:41: The process "/usr/bin/make" exited with code 2.</text:p>
      <text:p text:style-name="P6">Error while building/deploying project display (kit: AM572x EVM)</text:p>
      <text:p text:style-name="P6">When executing step "Make"</text:p>
      <text:p text:style-name="P4">11:49:41: Elapsed time: 00:00.<office:annotation><dc:date>2017-07-05T11:57:40.625397841</dc:date><text:p>&lt;!--EndFragment--&gt;</text:p></office:annotation></text:p>
      <text:p text:style-name="Standard"/>
      <text:p text:style-name="Standard"/>
      <text:p text:style-name="Standard">터미널에서 뜨는 에러</text:p>
      <text:p text:style-name="Standard"/>
      <text:p text:style-name="P1">No tool chain set from kit "AM572x EVM".</text:p>
      <text:p text:style-name="P1"/>
      <text:p text:style-name="P1">"Error in \" Util.asciify(\"build-display-Desktop_Qt_5_6_2_GCC_64bit-Debug\")\": TypeError: Property 'asciify' of object Core::Internal::UtilsJsExtension(0xceea50) is not a function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11:57:39.211103854</meta:creation-date>
    <dc:date>2017-07-05T11:58:42.521033249</dc:date>
    <meta:editing-duration>PT1M5S</meta:editing-duration>
    <meta:editing-cycles>1</meta:editing-cycles>
    <meta:document-statistic meta:table-count="0" meta:image-count="0" meta:object-count="0" meta:page-count="1" meta:paragraph-count="18" meta:word-count="133" meta:character-count="1342" meta:non-whitespace-character-count="1236"/>
    <meta:generator>LibreOffice/5.1.6.2$Linux_X86_64 LibreOffice_project/10m0$Build-2</meta:generator>
  </office:meta>
</office:document-meta>
</file>